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2953in"/>
    </style:style>
    <style:style style:name="co8" style:family="table-column">
      <style:table-column-properties fo:break-before="auto" style:column-width="2.8075in"/>
    </style:style>
    <style:style style:name="co9" style:family="table-column">
      <style:table-column-properties fo:break-before="auto" style:column-width="0.5547in"/>
    </style:style>
    <style:style style:name="co10" style:family="table-column">
      <style:table-column-properties fo:break-before="auto" style:column-width="2.7602in"/>
    </style:style>
    <style:style style:name="co11" style:family="table-column">
      <style:table-column-properties fo:break-before="auto" style:column-width="5.598in"/>
    </style:style>
    <style:style style:name="co12" style:family="table-column">
      <style:table-column-properties fo:break-before="auto" style:column-width="2.8063in"/>
    </style:style>
    <style:style style:name="co13" style:family="table-column">
      <style:table-column-properties fo:break-before="auto" style:column-width="0.3244in"/>
    </style:style>
    <style:style style:name="co14" style:family="table-column">
      <style:table-column-properties fo:break-before="auto" style:column-width="0.4626in"/>
    </style:style>
    <style:style style:name="co15" style:family="table-column">
      <style:table-column-properties fo:break-before="auto" style:column-width="0.6016in"/>
    </style:style>
    <style:style style:name="co16" style:family="table-column">
      <style:table-column-properties fo:break-before="auto" style:column-width="0.7252in"/>
    </style:style>
    <style:style style:name="co17" style:family="table-column">
      <style:table-column-properties fo:break-before="auto" style:column-width="1.8965in"/>
    </style:style>
    <style:style style:name="co18" style:family="table-column">
      <style:table-column-properties fo:break-before="auto" style:column-width="3.7626in"/>
    </style:style>
    <style:style style:name="co19" style:family="table-column">
      <style:table-column-properties fo:break-before="auto" style:column-width="1.2335in"/>
    </style:style>
    <style:style style:name="co20" style:family="table-column">
      <style:table-column-properties fo:break-before="auto" style:column-width="1.3102in"/>
    </style:style>
    <style:style style:name="co21" style:family="table-column">
      <style:table-column-properties fo:break-before="auto" style:column-width="1.0953in"/>
    </style:style>
    <style:style style:name="co22" style:family="table-column">
      <style:table-column-properties fo:break-before="auto" style:column-width="1.2799in"/>
    </style:style>
    <style:style style:name="co23" style:family="table-column">
      <style:table-column-properties fo:break-before="auto" style:column-width="4.7189in"/>
    </style:style>
    <style:style style:name="co24" style:family="table-column">
      <style:table-column-properties fo:break-before="auto" style:column-width="1.0484in"/>
    </style:style>
    <style:style style:name="co25" style:family="table-column">
      <style:table-column-properties fo:break-before="auto" style:column-width="5.5362in"/>
    </style:style>
    <style:style style:name="ro4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1.8634in" fo:break-before="auto" style:use-optimal-row-height="true"/>
    </style:style>
    <style:style style:name="ro8" style:family="table-row">
      <style:table-row-properties style:row-height="0.7555in" fo:break-before="auto" style:use-optimal-row-height="true"/>
    </style:style>
    <style:style style:name="ro5" style:family="table-row">
      <style:table-row-properties style:row-height="0.9402in" fo:break-before="auto" style:use-optimal-row-height="true"/>
    </style:style>
    <style:style style:name="ro9" style:family="table-row">
      <style:table-row-properties style:row-height="1.6783in" fo:break-before="auto" style:use-optimal-row-height="true"/>
    </style:style>
    <style:style style:name="ro1" style:family="table-row">
      <style:table-row-properties style:row-height="0.202in" fo:break-before="auto" style:use-optimal-row-height="true"/>
    </style:style>
    <style:style style:name="ro10" style:family="table-row">
      <style:table-row-properties style:row-height="0.2193in" fo:break-before="auto" style:use-optimal-row-height="true"/>
    </style:style>
    <style:style style:name="ro11" style:family="table-row">
      <style:table-row-properties style:row-height="0.4134in" fo:break-before="auto" style:use-optimal-row-height="true"/>
    </style:style>
    <style:style style:name="ro13" style:family="table-row">
      <style:table-row-properties style:row-height="1.8354in" fo:break-before="auto" style:use-optimal-row-height="false"/>
    </style:style>
    <style:style style:name="ro14" style:family="table-row">
      <style:table-row-properties style:row-height="1.3827in" fo:break-before="auto" style:use-optimal-row-height="false"/>
    </style:style>
    <style:style style:name="ro15" style:family="table-row">
      <style:table-row-properties style:row-height="0.2193in" fo:break-before="auto" style:use-optimal-row-height="false"/>
    </style:style>
    <style:style style:name="ta2" style:family="table" style:master-page-name="PageStyle_5f_Radyoloji">
      <style:table-properties table:display="true" style:writing-mode="lr-tb"/>
    </style:style>
    <style:style style:name="ta3" style:family="table" style:master-page-name="PageStyle_5f_Fizik_20_Muayene">
      <style:table-properties table:display="true" style:writing-mode="lr-tb"/>
    </style:style>
    <style:style style:name="ta4" style:family="table" style:master-page-name="PageStyle_5f_Tetkik_20_-_20_Segment_20_Eşleşmesi">
      <style:table-properties table:display="true" style:writing-mode="lr-tb"/>
    </style:style>
    <style:style style:name="ta5" style:family="table" style:master-page-name="PageStyle_5f_Endoskopi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66ffff" style:diagonal-bl-tr="none" style:diagonal-tl-br="none" fo:border-left="0.0346in solid #000000" fo:border-right="none" style:rotation-align="none" fo:border-top="none"/>
    </style:style>
    <style:style style:name="ce26" style:family="table-cell" style:parent-style-name="Excel_20_Built-in_20_Normal">
      <style:table-cell-properties fo:background-color="#66ffff"/>
    </style:style>
    <style:style style:name="ce27" style:family="table-cell" style:parent-style-name="Excel_20_Built-in_20_Normal">
      <style:table-cell-properties fo:background-color="#66ffff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00ccff"/>
    </style:style>
    <style:style style:name="ce29" style:family="table-cell" style:parent-style-name="Excel_20_Built-in_20_Normal"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66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>
      <style:table-cell-properties fo:background-color="#66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ackground-color="#66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fff00"/>
    </style:style>
    <style:style style:name="ce2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ackground-color="#ff0000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5" style:family="table-cell" style:parent-style-name="Excel_20_Built-in_20_Normal">
      <style:table-cell-properties fo:background-color="transparent"/>
    </style:style>
    <style:style style:name="ce36" style:family="table-cell" style:parent-style-name="Excel_20_Built-in_20_Normal">
      <style:text-properties fo:color="#00b0f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ext-properties fo:color="#548235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ffff66" style:diagonal-bl-tr="none" style:diagonal-tl-br="none" fo:border-left="0.0346in solid #000000" fo:border-right="none" style:rotation-align="none" fo:border-top="none"/>
    </style:style>
    <style:style style:name="ce19" style:family="table-cell" style:parent-style-name="Excel_20_Built-in_20_Normal">
      <style:table-cell-properties fo:border-bottom="none" fo:background-color="#ff66ff" style:diagonal-bl-tr="none" style:diagonal-tl-br="none" fo:border-left="0.0346in solid #000000" fo:border-right="none" style:rotation-align="none" fo:border-top="none"/>
    </style:style>
    <style:style style:name="ce21" style:family="table-cell" style:parent-style-name="Excel_20_Built-in_20_Normal">
      <style:table-cell-properties fo:background-color="#ff66ff" style:diagonal-bl-tr="none" style:diagonal-tl-br="none" style:rotation-align="none"/>
    </style:style>
    <style:style style:name="ce23" style:family="table-cell" style:parent-style-name="Excel_20_Built-in_20_Normal">
      <style:table-cell-properties fo:background-color="#ffff66"/>
    </style:style>
    <style:style style:name="ce24" style:family="table-cell" style:parent-style-name="Excel_20_Built-in_20_Normal">
      <style:table-cell-properties fo:background-color="#ffff66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#ff66ff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ff66ff"/>
    </style:style>
    <style:style style:name="ce40" style:family="table-cell" style:parent-style-name="Excel_20_Built-in_20_Normal">
      <style:table-cell-properties fo:background-color="#cc66ff"/>
    </style:style>
    <style:style style:name="ce41" style:family="table-cell" style:parent-style-name="Excel_20_Built-in_20_Normal">
      <style:table-cell-properties fo:background-color="#00ff66"/>
    </style:style>
    <style:style style:name="ce42" style:family="table-cell" style:parent-style-name="Excel_20_Built-in_20_Normal">
      <style:table-cell-properties fo:background-color="#66ff66"/>
    </style:style>
    <style:style style:name="ce43" style:family="table-cell" style:parent-style-name="Excel_20_Built-in_20_Normal">
      <style:table-cell-properties fo:background-color="#ff00ff"/>
    </style:style>
    <style:style style:name="ce44" style:family="table-cell" style:parent-style-name="Excel_20_Built-in_20_Normal">
      <style:table-cell-properties fo:background-color="#0066ff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fo:background-color="#ff00ff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ackground-color="#0066ff"/>
    </style:style>
    <style:style style:name="ce47" style:family="table-cell" style:parent-style-name="Excel_20_Built-in_20_Normal">
      <style:table-cell-properties style:diagonal-bl-tr="none" style:diagonal-tl-br="none" style:rotation-align="none"/>
    </style:style>
    <style:style style:name="ce48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Normal">
      <style:table-cell-properties fo:background-color="#ffff66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Normal">
      <style:table-cell-properties fo:background-color="#ff66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20_Built-in_20_Normal">
      <style:table-cell-properties fo:background-color="#ff66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2" style:family="table-cell" style:parent-style-name="Excel_20_Built-in_20_Normal">
      <style:table-cell-properties fo:background-color="#ffff66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4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648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606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1.95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68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688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1.08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92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77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1.244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stroke="solid" svg:stroke-width="0in" svg:stroke-color="#edeaa1" draw:marker-start="Arrowheads_20_1" draw:marker-start-width="0.0787in" draw:marker-start-center="false" draw:stroke-linejoin="miter" draw:fill="gradient" draw:fill-color="#ffffc0" draw:fill-gradient-name="Gradient_20_7" draw:auto-grow-height="true" draw:auto-grow-width="false" fo:max-width="4.7244in" fo:min-height="0.679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Calibri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Calibri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Calibri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Calibri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doskopi" table:style-name="ta5" table:print="false">
        <office:forms form:automatic-focus="false" form:apply-design-mode="false"/>
        <table:table-column table:style-name="co23" table:default-cell-style-name="Excel_20_Built-in_20_Normal"/>
        <table:table-column table:style-name="co2" table:default-cell-style-name="Excel_20_Built-in_20_Normal"/>
        <table:table-column table:style-name="co24" table:default-cell-style-name="Excel_20_Built-in_20_Normal"/>
        <table:table-column table:style-name="co2" table:number-columns-repeated="3" table:default-cell-style-name="Excel_20_Built-in_20_Normal"/>
        <table:table-column table:style-name="co25" table:default-cell-style-name="Excel_20_Built-in_20_Normal"/>
        <table:table-column table:style-name="co2" table:number-columns-repeated="1017" table:default-cell-style-name="Excel_20_Built-in_20_Normal"/>
        <table:table-row table:style-name="ro4">
          <table:table-cell table:style-name="ce1" office:value-type="string">
            <text:p>İkon</text:p>
          </table:table-cell>
          <table:table-cell table:style-name="ce1" office:value-type="string">
            <text:p>Gastroskopi</text:p>
          </table:table-cell>
          <table:table-cell table:style-name="ce1" office:value-type="string">
            <text:p>Kolonoskopi</text:p>
          </table:table-cell>
          <table:table-cell table:style-name="ce1" office:value-type="string">
            <text:p>D-Balon</text:p>
          </table:table-cell>
          <table:table-cell table:style-name="ce1" office:value-type="string">
            <text:p>Kapsül</text:p>
          </table:table-cell>
          <table:table-cell table:style-name="ce1" office:value-type="string">
            <text:p>ERCP</text:p>
          </table:table-cell>
          <table:table-cell table:style-name="ce1" office:value-type="string">
            <text:p>Ek Field'lar</text:p>
          </table:table-cell>
          <table:table-cell table:style-name="ce1" table:number-columns-repeated="1017"/>
        </table:table-row>
        <table:table-row table:style-name="ro13">
          <table:table-cell table:style-name="ce18" office:value-type="string">
            <text:p>Ülser (İzole)</text:p>
          </table:table-cell>
          <table:table-cell table:number-columns-repeated="4" table:style-name="ce47" office:value-type="string">
            <text:p>x</text:p>
          </table:table-cell>
          <table:table-cell/>
          <table:table-cell table:style-name="ce22" office:value-type="string">
            <text:p>Formasyon (multiselect) [Aftöz, Oval, Yıldız, Lineer, Sirküler(Horizontal)];</text:p>
            <text:p>Boyut (multiselect) [&lt;0.5 cm, 0.5-1 cm, 1-2 cm, 3-5 cm, &gt;5 cm];</text:p>
            <text:p>Adet (integer); Adet için tooltip: "İzole olarak kayda geçmesini istediğiniz birden fazla ülser için sayı girebilirsiniz."</text:p>
            <text:p>Ülserde Nodülarite (boolean) checkbox yapabiliriz</text:p>
          </table:table-cell>
          <table:table-cell table:number-columns-repeated="1017"/>
        </table:table-row>
        <table:table-row table:style-name="ro14">
          <table:table-cell table:style-name="ce19" office:value-type="string">
            <text:p>Ülser (Multipl)</text:p>
          </table:table-cell>
          <table:table-cell table:number-columns-repeated="4" table:style-name="ce47" office:value-type="string">
            <text:p>x</text:p>
          </table:table-cell>
          <table:table-cell/>
          <table:table-cell table:style-name="ce22" office:value-type="string">
            <text:p>Formasyon (multiselect) [Aftöz, Oval, Yıldız, Lineer, Sirküler(Horizontal)];</text:p>
            <text:p>Boyut (multiselect) [&lt;0.5 cm, 0.5-1 cm, 1-2 cm, 3-5 cm, &gt;5 cm]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align Ülser</text:p>
          </table:table-cell>
          <table:table-cell table:number-columns-repeated="4" table:style-name="ce21" office:value-type="string">
            <text:p>x</text:p>
          </table:table-cell>
          <table:table-cell table:style-name="ce39"/>
          <table:table-cell table:style-name="ce51" office:value-type="string">
            <text:p>-</text:p>
          </table:table-cell>
          <table:table-cell table:style-name="ce39" table:number-columns-repeated="1017"/>
        </table:table-row>
        <table:table-row table:style-name="ro4">
          <table:table-cell table:style-name="ce5" office:value-type="string">
            <text:p>Kitle</text:p>
          </table:table-cell>
          <table:table-cell table:number-columns-repeated="4" table:style-name="ce48" office:value-type="string">
            <text:p>x</text:p>
          </table:table-cell>
          <table:table-cell table:style-name="ce5"/>
          <table:table-cell table:style-name="ce48" office:value-type="string">
            <text:p>-</text:p>
          </table:table-cell>
          <table:table-cell table:style-name="ce5" table:number-columns-repeated="1017"/>
        </table:table-row>
        <table:table-row table:style-name="ro4">
          <table:table-cell table:style-name="ce23" office:value-type="string">
            <text:p>Anjiodisplazi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3" office:value-type="string">
            <text:p>Rezeksiyon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3" office:value-type="string">
            <text:p>Cobble stone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5">
          <table:table-cell table:style-name="ce23" office:value-type="string">
            <text:p>Polip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52" office:value-type="string">
            <text:p>Adet (integer);</text:p>
            <text:p>Tipi (multiselect) [Saplı, Sapsız];</text:p>
            <text:p>Boyut (multiselect) [&lt;0.5 cm, 0.5-1 cm, 1-2 cm, &gt;3 cm]Adet (integer);</text:p>
            <text:p>Tipi (multiselect) [Saplı, Sapsız];</text:p>
            <text:p>Boyut (multiselect) [&lt;0.5 cm, 0.5-1 cm, 1-2 cm, &gt;3 cm]</text:p>
          </table:table-cell>
          <table:table-cell table:style-name="ce23" table:number-columns-repeated="1017"/>
        </table:table-row>
        <table:table-row table:style-name="ro4">
          <table:table-cell table:style-name="ce23" office:value-type="string">
            <text:p>Psodopolip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Adet (select one) [Tek, Multipl]</text:p>
          </table:table-cell>
          <table:table-cell table:style-name="ce23" table:number-columns-repeated="1017"/>
        </table:table-row>
        <table:table-row table:style-name="ro4">
          <table:table-cell table:style-name="ce24" office:value-type="string">
            <text:p>Lüminal darlık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Uzunluk (integer) cm; Endoskop (select one) [Geçti, Geçemedi]</text:p>
          </table:table-cell>
          <table:table-cell table:style-name="ce23" table:number-columns-repeated="1017"/>
        </table:table-row>
        <table:table-row table:style-name="ro4">
          <table:table-cell table:style-name="ce24" office:value-type="string">
            <office:annotation draw:style-name="gr12" draw:text-style-name="P1" svg:width="1.3075in" svg:height="0.8567in" svg:x="4.7567in" svg:y="5.7594in" draw:caption-point-x="-0.0598in" draw:caption-point-y="-0.0551in">
              <dc:date>2017-05-22T00:00:00</dc:date>
              <text:p text:style-name="P1"><text:span text:style-name="T1">Microsoft Office User:</text:span></text:p>
              <text:p text:style-name="P1"><text:span text:style-name="T1">Bu iki kırmızı da komplikasyon aynı zamanda</text:span></text:p>
            </office:annotation>
            <text:p>Fistül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4" office:value-type="string">
            <text:p>Kapanmış Fistül</text:p>
          </table:table-cell>
          <table:table-cell table:number-columns-repeated="4" table:style-name="ce49" office:value-type="string">
            <text:p>x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38" office:value-type="string">
            <office:annotation draw:style-name="gr12" draw:text-style-name="P1" svg:width="1.3075in" svg:height="0.8567in" svg:x="4.8618in" svg:y="5.9689in" draw:caption-point-x="-0.165in" draw:caption-point-y="0.1228in">
              <dc:date>2017-05-22T00:00:00</dc:date>
              <text:p text:style-name="P1"><text:span text:style-name="T1">Microsoft Office User:</text:span></text:p>
              <text:p text:style-name="P1"><text:span text:style-name="T1">Bu iki kırmızı da komplikasyon aynı zamanda</text:span></text:p>
            </office:annotation>
            <text:p>Perianal Fistül</text:p>
          </table:table-cell>
          <table:table-cell table:style-name="ce20"/>
          <table:table-cell table:number-columns-repeated="2" table:style-name="ce20" office:value-type="string">
            <text:p>x</text:p>
          </table:table-cell>
          <table:table-cell table:style-name="ce20"/>
          <table:table-cell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8" office:value-type="string">
            <text:p>Kapanmış Perianal Fistül</text:p>
          </table:table-cell>
          <table:table-cell table:style-name="ce50"/>
          <table:table-cell table:number-columns-repeated="2" table:style-name="ce50" office:value-type="string">
            <text:p>x</text:p>
          </table:table-cell>
          <table:table-cell table:style-name="ce50"/>
          <table:table-cell table:style-name="ce39"/>
          <table:table-cell table:style-name="ce50" office:value-type="string">
            <text:p>-</text:p>
          </table:table-cell>
          <table:table-cell table:style-name="ce39" table:number-columns-repeated="1017"/>
        </table:table-row>
        <table:table-row table:style-name="ro4">
          <table:table-cell table:style-name="ce39" office:value-type="string">
            <text:p>Punch Biyopsi</text:p>
          </table:table-cell>
          <table:table-cell table:number-columns-repeated="2" table:style-name="ce20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9" office:value-type="string">
            <text:p>Fissür</text:p>
          </table:table-cell>
          <table:table-cell table:style-name="ce39"/>
          <table:table-cell table:style-name="ce50" office:value-type="string">
            <text:p>x</text:p>
          </table:table-cell>
          <table:table-cell table:style-name="ce50"/>
          <table:table-cell table:style-name="ce39" table:number-columns-repeated="2"/>
          <table:table-cell table:style-name="ce50" office:value-type="string">
            <text:p>-</text:p>
          </table:table-cell>
          <table:table-cell table:style-name="ce39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Yeri Sabit Olanlar (bunları var/yok mantığında yapabiliriz)</text:p>
          </table:table-cell>
          <table:table-cell table:number-columns-repeated="1023"/>
        </table:table-row>
        <table:table-row table:style-name="ro4">
          <table:table-cell table:style-name="ce24" office:value-type="string">
            <text:p>Kısmi anal darlık / fibroz</text:p>
          </table:table-cell>
          <table:table-cell table:style-name="ce23"/>
          <table:table-cell table:number-columns-repeated="2" table:style-name="ce49" office:value-type="string">
            <text:p>x</text:p>
          </table:table-cell>
          <table:table-cell table:style-name="ce49" office:value-type="string">
            <text:p><text:s/>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4" office:value-type="string">
            <text:p>Tam anal darlık / fibroz</text:p>
          </table:table-cell>
          <table:table-cell table:style-name="ce23"/>
          <table:table-cell table:number-columns-repeated="2" table:style-name="ce49" office:value-type="string">
            <text:p>x</text:p>
          </table:table-cell>
          <table:table-cell table:style-name="ce23" table:number-columns-repeated="2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40" office:value-type="string">
            <text:p>IÇV Tutulumu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3" office:value-type="string">
            <text:p>IÇV Darlık</text:p>
          </table:table-cell>
          <table:table-cell table:style-name="ce23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39" office:value-type="string">
            <text:p>Çekal Patch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41" office:value-type="string">
            <office:annotation draw:style-name="gr13" draw:text-style-name="P1" svg:width="1.3075in" svg:height="1.3232in" svg:x="4.7567in" svg:y="8.2776in" draw:caption-point-x="-0.0598in" draw:caption-point-y="-0.0551in">
              <dc:date>2017-05-22T00:00:00</dc:date>
              <text:p text:style-name="P1"><text:span text:style-name="T1">Poşit/Cuffit/Ileit seçildiğinde, bunun görselini de işaretlenmiş olarak göstereceğiz. İleit üst kısımda oluyor.</text:span></text:p>
            </office:annotation>
            <text:p>Poşit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9" office:value-type="string">
            <text:p>İleit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42" office:value-type="string">
            <text:p>Cuffit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15">
          <table:table-cell table:style-name="ce23" office:value-type="string">
            <text:p>PSK</text:p>
          </table:table-cell>
          <table:table-cell table:style-name="ce23" table:number-columns-repeated="4"/>
          <table:table-cell table:style-name="ce23" office:value-type="string">
            <text:p>x</text:p>
          </table:table-cell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3" office:value-type="string">
            <text:p>PBS</text:p>
          </table:table-cell>
          <table:table-cell table:style-name="ce23" table:number-columns-repeated="4"/>
          <table:table-cell table:style-name="ce23" office:value-type="string">
            <text:p>x</text:p>
          </table:table-cell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3" office:value-type="string">
            <text:p>Safra Kese Taşı</text:p>
          </table:table-cell>
          <table:table-cell table:style-name="ce23" table:number-columns-repeated="4"/>
          <table:table-cell table:style-name="ce23" office:value-type="string">
            <text:p>x</text:p>
          </table:table-cell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39" office:value-type="string">
            <text:p>Safra Kesesinde Çamur</text:p>
          </table:table-cell>
          <table:table-cell table:number-columns-repeated="4"/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3" office:value-type="string">
            <text:p>AP</text:p>
          </table:table-cell>
          <table:table-cell table:style-name="ce23" table:number-columns-repeated="4"/>
          <table:table-cell table:style-name="ce23" office:value-type="string">
            <text:p>x</text:p>
          </table:table-cell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23" office:value-type="string">
            <text:p>KP</text:p>
          </table:table-cell>
          <table:table-cell table:style-name="ce23" table:number-columns-repeated="4"/>
          <table:table-cell table:style-name="ce23" office:value-type="string">
            <text:p>x</text:p>
          </table:table-cell>
          <table:table-cell table:style-name="ce49" office:value-type="string">
            <text:p>-</text:p>
          </table:table-cell>
          <table:table-cell table:style-name="ce23" table:number-columns-repeated="1017"/>
        </table:table-row>
        <table:table-row table:style-name="ro4">
          <table:table-cell table:style-name="ce39" office:value-type="string">
            <text:p>Özefagus Varisi</text:p>
          </table:table-cell>
          <table:table-cell office:value-type="string">
            <text:p>x</text:p>
          </table:table-cell>
          <table:table-cell table:number-columns-repeated="4"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9" office:value-type="string">
            <text:p>Fundik Varis</text:p>
          </table:table-cell>
          <table:table-cell office:value-type="string">
            <text:p>x</text:p>
          </table:table-cell>
          <table:table-cell table:number-columns-repeated="4"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9" office:value-type="string">
            <text:p>Barret Özefagusu</text:p>
          </table:table-cell>
          <table:table-cell office:value-type="string">
            <text:p>x</text:p>
          </table:table-cell>
          <table:table-cell table:number-columns-repeated="4"/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43" office:value-type="string">
            <text:p>Safra Yolu Taşı</text:p>
          </table:table-cell>
          <table:table-cell table:number-columns-repeated="4"/>
          <table:table-cell office:value-type="string">
            <text:p>x</text:p>
          </table:table-cell>
          <table:table-cell table:style-name="ce20"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4" office:value-type="string">
            <office:annotation draw:style-name="gr14" draw:text-style-name="P1" svg:width="1.3075in" svg:height="0.7587in" svg:x="4.7567in" svg:y="11.0146in" draw:caption-point-x="-0.0598in" draw:caption-point-y="-0.0551in">
              <dc:date>2017-05-22T00:00:00</dc:date>
              <text:p text:style-name="P1"><text:span text:style-name="T1">Bu sadece kolon (kalın barsak) ile ilgili bir işaretleme.</text:span></text:p>
            </office:annotation>
            <text:p>İnflamasyon Şiddeti (Hafif, Orta, Şiddetli) - yeşil, sarı, kırmızı</text:p>
          </table:table-cell>
          <table:table-cell table:style-name="ce46"/>
          <table:table-cell table:number-columns-repeated="3" table:style-name="ce46" office:value-type="string">
            <text:p>x</text:p>
          </table:table-cell>
          <table:table-cell table:style-name="ce46"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5" office:value-type="string">
            <text:p>YOK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YAPILDI – VAR</text:p>
          </table:table-cell>
          <table:table-cell table:number-columns-repeated="1023"/>
        </table:table-row>
        <table:table-row table:style-name="ro4">
          <table:table-cell table:style-name="ce42" office:value-type="string">
            <text:p>VAR AMA IKON LISTESI DEĞİL GÖRSELDE</text:p>
          </table:table-cell>
          <table:table-cell table:number-columns-repeated="1023"/>
        </table:table-row>
        <table:table-row table:style-name="ro4">
          <table:table-cell table:style-name="ce46" office:value-type="string">
            <text:p>VAR AMA FARKLI İSİMDE</text:p>
          </table:table-cell>
          <table:table-cell table:number-columns-repeated="1023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dyoloji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6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2" table:number-columns-repeated="1011" table:default-cell-style-name="Excel_20_Built-in_20_Normal"/>
        <table:table-row table:style-name="ro4">
          <table:table-cell table:style-name="ce1" office:value-type="string">
            <text:p>İkon</text:p>
          </table:table-cell>
          <table:table-cell table:style-name="ce1" office:value-type="string">
            <text:p>Batın US</text:p>
          </table:table-cell>
          <table:table-cell table:style-name="ce1" office:value-type="string">
            <text:p>Enteroklizis</text:p>
          </table:table-cell>
          <table:table-cell table:style-name="ce1" office:value-type="string">
            <text:p>Batın/Pelvis BT</text:p>
          </table:table-cell>
          <table:table-cell table:style-name="ce1" office:value-type="string">
            <text:p>Batın/Pelvis MR</text:p>
          </table:table-cell>
          <table:table-cell table:style-name="ce1" office:value-type="string">
            <text:p>MR Enterografi</text:p>
          </table:table-cell>
          <table:table-cell table:style-name="ce1" office:value-type="string">
            <text:p>MR Enteroklizis</text:p>
          </table:table-cell>
          <table:table-cell table:style-name="ce1" office:value-type="string">
            <text:p>Çift Kontrast Kolon Grafi</text:p>
          </table:table-cell>
          <table:table-cell table:style-name="ce1" office:value-type="string">
            <text:p>Perianal MR</text:p>
          </table:table-cell>
          <table:table-cell table:style-name="ce1" office:value-type="string">
            <text:p>Perianal US</text:p>
          </table:table-cell>
          <table:table-cell table:style-name="ce1" office:value-type="string">
            <text:p>MRCP</text:p>
          </table:table-cell>
          <table:table-cell table:style-name="ce1" office:value-type="string">
            <text:p>Özefagus/Mide/Duedonum Grafisi</text:p>
          </table:table-cell>
          <table:table-cell table:style-name="ce1" office:value-type="string">
            <text:p>Ek Field'lar</text:p>
          </table:table-cell>
          <table:table-cell table:number-columns-repeated="1011"/>
        </table:table-row>
        <table:table-row table:style-name="ro7" table:visibility="collapse">
          <table:table-cell table:style-name="ce25" office:value-type="string">
            <text:p>Ülser (İzole)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2"/>
          <table:table-cell table:number-columns-repeated="3" table:style-name="ce26" office:value-type="string">
            <text:p>x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0" office:value-type="string">
            <text:p>Formasyon (multiselect) [Aftöz, Oval, Yıldız, Lineer, Sirküler(Horizontal)];</text:p>
            <text:p>Boyut (multiselect) [&lt;0.5 cm, 0.5-1 cm, 1-2 cm, 3-5 cm, &gt;5 cm];</text:p>
            <text:p>Adet (integer); Adet için tooltip: "İzole olarak kayda geçmesini istediğiniz birden fazla ülser için sayı girebilirsiniz."</text:p>
            <text:p>Ülserde Nodülarite (boolean) checkbox yapabilirizFormasyon (multiselect) [Aftöz, Oval, Yıldız, Lineer, Sirküler(Horizontal)];</text:p>
            <text:p>Boyut (multiselect) [&lt;0.5 cm, 0.5-1 cm, 1-2 cm, 3-5 cm, &gt;5 cm];</text:p>
            <text:p>Adet (integer); Adet için tooltip: "İzole olarak kayda geçmesini istediğiniz birden fazla ülser için sayı girebilirsiniz."</text:p>
            <text:p>Ülserde Nodülarite (boolean) checkbox yapabiliriz</text:p>
          </table:table-cell>
          <table:table-cell table:style-name="ce26" table:number-columns-repeated="1011"/>
        </table:table-row>
        <table:table-row table:style-name="ro8" table:visibility="collapse">
          <table:table-cell table:style-name="ce25" office:value-type="string">
            <text:p>Ülser (Multipl)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2"/>
          <table:table-cell table:number-columns-repeated="3" table:style-name="ce26" office:value-type="string">
            <text:p>x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0" office:value-type="string">
            <text:p>Formasyon (multiselect) [Aftöz, Oval, Yıldız, Lineer, Sirküler(Horizontal)];</text:p>
            <text:p>Boyut (multiselect) [&lt;0.5 cm, 0.5-1 cm, 1-2 cm, 3-5 cm, &gt;5 cm]Formasyon (multiselect) [Aftöz, Oval, Yıldız, Lineer, Sirküler(Horizontal)];</text:p>
            <text:p>Boyut (multiselect) [&lt;0.5 cm, 0.5-1 cm, 1-2 cm, 3-5 cm, &gt;5 cm]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6" office:value-type="string">
            <text:p>Kitle</text:p>
          </table:table-cell>
          <table:table-cell table:style-name="ce26"/>
          <table:table-cell table:number-columns-repeated="10" table:style-name="ce26" office:value-type="string">
            <text:p>x</text:p>
          </table:table-cell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6" office:value-type="string">
            <text:p>Rezeksiyon</text:p>
          </table:table-cell>
          <table:table-cell table:style-name="ce26"/>
          <table:table-cell table:number-columns-repeated="6" table:style-name="ce26" office:value-type="string">
            <text:p>x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6" office:value-type="string">
            <text:p>Cobble stone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table:number-columns-repeated="4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5" table:visibility="collapse">
          <table:table-cell table:style-name="ce26" office:value-type="string">
            <text:p>Polip</text:p>
          </table:table-cell>
          <table:table-cell table:style-name="ce26"/>
          <table:table-cell table:number-columns-repeated="6" table:style-name="ce26" office:value-type="string">
            <text:p>x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1" office:value-type="string">
            <text:p>Adet (integer);</text:p>
            <text:p>Tipi (multiselect) [Saplı, Sapsız];</text:p>
            <text:p>Boyut (multiselect) [&lt;0.5 cm, 0.5-1 cm, 1-2 cm, &gt;3 cm]Adet (integer);</text:p>
            <text:p>Tipi (multiselect) [Saplı, Sapsız];</text:p>
            <text:p>Boyut (multiselect) [&lt;0.5 cm, 0.5-1 cm, 1-2 cm, &gt;3 cm]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6" office:value-type="string">
            <text:p>Psodopolip</text:p>
          </table:table-cell>
          <table:table-cell table:style-name="ce26"/>
          <table:table-cell table:number-columns-repeated="6" table:style-name="ce26" office:value-type="string">
            <text:p>x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2" office:value-type="string">
            <text:p>Adet (select one) [Tek, Multipl]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7" office:value-type="string">
            <text:p>Lüminal Darlık</text:p>
          </table:table-cell>
          <table:table-cell table:number-columns-repeated="11" table:style-name="ce26" office:value-type="string">
            <text:p>x</text:p>
          </table:table-cell>
          <table:table-cell table:style-name="ce32" office:value-type="string">
            <text:p>Uzunluk (integer) cm; Lümen (integer) mm;</text:p>
          </table:table-cell>
          <table:table-cell table:style-name="ce26" table:number-columns-repeated="1011"/>
        </table:table-row>
        <table:table-row table:style-name="ro9" table:visibility="collapse">
          <table:table-cell table:style-name="ce27" office:value-type="string">
            <office:annotation draw:style-name="gr4" draw:text-style-name="P1" svg:width="1.3071in" svg:height="0.7272in" svg:x="2.4039in" svg:y="0in" draw:caption-point-x="-0.165in" draw:caption-point-y="0.198in">
              <dc:date>2017-05-22T00:00:00</dc:date>
              <text:p text:style-name="P1"><text:span text:style-name="T1">Microsoft Office User:</text:span></text:p>
              <text:p text:style-name="P1"><text:span text:style-name="T2">Komplikasyon</text:span></text:p>
            </office:annotation>
            <text:p>Fistül</text:p>
          </table:table-cell>
          <table:table-cell table:number-columns-repeated="9" table:style-name="ce26" office:value-type="string">
            <text:p>x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30" office:value-type="string">
            <text:p>Formasyon (multiselect) (Entero-enterik, Entero-kolonik, Entero-rektal, Entero-vajinal, Rekto-vajinal, Rekto-skrotal, Entero-skrotal, Entero-kütan, Kolo-kütan, Rekto-kütan)</text:p>
            <text:p>Adet (integer); Adet için tooltip: "Aynı segmentte birden fazla fistül var ise sayı girebilirsiniz."Formasyon (multiselect) (Entero-enterik, Entero-kolonik, Entero-rektal, Entero-vajinal, Rekto-vajinal, Rekto-skrotal, Entero-skrotal, Entero-kütan, Kolo-kütan, Rekto-kütan)</text:p>
            <text:p>Adet (integer); Adet için tooltip: "Aynı segmentte birden fazla fistül var ise sayı girebilirsiniz."</text:p>
          </table:table-cell>
          <table:table-cell table:style-name="ce26" table:number-columns-repeated="1011"/>
        </table:table-row>
        <table:table-row table:style-name="ro9" table:visibility="collapse">
          <table:table-cell table:style-name="ce27" office:value-type="string">
            <text:p>Kapanmış Fistül</text:p>
          </table:table-cell>
          <table:table-cell table:number-columns-repeated="9" table:style-name="ce26" office:value-type="string">
            <text:p>x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30" office:value-type="string">
            <text:p>Formasyon (multiselect) (Entero-enterik, Entero-kolonik, Entero-rektal, Entero-vajinal, Rekto-vajinal, Rekto-skrotal, Entero-skrotal, Entero-kütan, Kolo-kütan, Rekto-kütan)</text:p>
            <text:p>Adet (integer); Adet için tooltip: "Aynı segmentte birden fazla fistül var ise sayı girebilirsiniz."Formasyon (multiselect) (Entero-enterik, Entero-kolonik, Entero-rektal, Entero-vajinal, Rekto-vajinal, Rekto-skrotal, Entero-skrotal, Entero-kütan, Kolo-kütan, Rekto-kütan)</text:p>
            <text:p>Adet (integer); Adet için tooltip: "Aynı segmentte birden fazla fistül var ise sayı girebilirsiniz."</text:p>
          </table:table-cell>
          <table:table-cell table:style-name="ce26" table:number-columns-repeated="1011"/>
        </table:table-row>
        <table:table-row table:style-name="ro1" table:visibility="collapse">
          <table:table-cell table:style-name="ce27" office:value-type="string">
            <office:annotation draw:style-name="gr5" draw:text-style-name="P1" svg:width="1.3071in" svg:height="0.5457in" svg:x="2.4039in" svg:y="0.637in" draw:caption-point-x="-0.165in" draw:caption-point-y="-0.439in">
              <dc:date>2017-05-22T00:00:00</dc:date>
              <text:p text:style-name="P1"><text:span text:style-name="T1">Microsoft Office User:</text:span></text:p>
              <text:p text:style-name="P1"><text:span text:style-name="T2">Komplikasyon</text:span></text:p>
            </office:annotation>
            <text:p>Perianal Fistül</text:p>
          </table:table-cell>
          <table:table-cell table:style-name="ce26" table:number-columns-repeated="2"/>
          <table:table-cell table:number-columns-repeated="7" table:style-name="ce26" office:value-type="string">
            <text:p>x</text:p>
          </table:table-cell>
          <table:table-cell table:style-name="ce26" table:number-columns-repeated="2"/>
          <table:table-cell table:style-name="ce30" office:value-type="string">
            <text:p>Kompleks (checkbox); Seton (checkbox); </text:p>
          </table:table-cell>
          <table:table-cell table:style-name="ce26" table:number-columns-repeated="1011"/>
        </table:table-row>
        <table:table-row table:style-name="ro1" table:visibility="collapse">
          <table:table-cell table:style-name="ce27" office:value-type="string">
            <text:p>Kapanmış Perianal Fistül</text:p>
          </table:table-cell>
          <table:table-cell table:style-name="ce26" table:number-columns-repeated="2"/>
          <table:table-cell table:number-columns-repeated="7" table:style-name="ce26" office:value-type="string">
            <text:p>x</text:p>
          </table:table-cell>
          <table:table-cell table:style-name="ce26" table:number-columns-repeated="2"/>
          <table:table-cell table:style-name="ce30" office:value-type="string">
            <text:p>-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6" office:value-type="string">
            <text:p>Brid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2"/>
          <table:table-cell table:number-columns-repeated="3" table:style-name="ce26" office:value-type="string">
            <text:p>x</text:p>
          </table:table-cell>
          <table:table-cell table:style-name="ce26" table:number-columns-repeated="4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 table:visibility="collapse">
          <table:table-cell table:style-name="ce26" office:value-type="string">
            <text:p>Duvar Kalınlık Artışı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4" table:style-name="ce26" office:value-type="string">
            <text:p>x</text:p>
          </table:table-cell>
          <table:table-cell table:style-name="ce26"/>
          <table:table-cell table:number-columns-repeated="2" table:style-name="ce26" office:value-type="string">
            <text:p>x</text:p>
          </table:table-cell>
          <table:table-cell table:style-name="ce26" table:number-columns-repeated="2"/>
          <table:table-cell table:style-name="ce26" office:value-type="string">
            <text:p>Duvar Kalınlığı (integer) mm</text:p>
          </table:table-cell>
          <table:table-cell table:style-name="ce26" table:number-columns-repeated="1011"/>
        </table:table-row>
        <table:table-row table:style-name="ro4">
          <table:table-cell table:style-name="ce28" office:value-type="string">
            <text:p>Prestenotik Dilatasyon</text:p>
          </table:table-cell>
          <table:table-cell table:number-columns-repeated="7" table:style-name="ce28" office:value-type="string">
            <text:p>x</text:p>
          </table:table-cell>
          <table:table-cell table:style-name="ce28" table:number-columns-repeated="3"/>
          <table:table-cell table:style-name="ce28" office:value-type="string">
            <text:p>x</text:p>
          </table:table-cell>
          <table:table-cell table:style-name="ce28" office:value-type="string">
            <text:p>Lümen (float, 1) cm</text:p>
          </table:table-cell>
          <table:table-cell table:style-name="ce28" table:number-columns-repeated="1011"/>
        </table:table-row>
        <table:table-row table:style-name="ro4">
          <table:table-cell office:value-type="string">
            <text:p>İnflamasyon (Creeping Fat)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Comb Sign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4" table:style-name="ce26" office:value-type="string">
            <text:p>x</text:p>
          </table:table-cell>
          <table:table-cell table:style-name="ce26" table:number-columns-repeated="5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>
          <table:table-cell table:style-name="ce29" office:value-type="string">
            <text:p>Sfinkter Hasarı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12 saat diliminden hangisinde olduğu kaydedilecek</text:p>
          </table:table-cell>
          <table:table-cell table:number-columns-repeated="1011"/>
        </table:table-row>
        <table:table-row table:style-name="ro4">
          <table:table-cell table:style-name="ce5" office:value-type="string">
            <text:p>LAP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Çap (select one) [&lt;2 cm, ≥2 cm] </text:p>
          </table:table-cell>
          <table:table-cell table:number-columns-repeated="1011"/>
        </table:table-row>
        <table:table-row table:style-name="ro4">
          <table:table-cell table:style-name="ce29" office:value-type="string">
            <office:annotation draw:style-name="gr6" draw:text-style-name="P1" svg:width="3.663in" svg:height="0.6854in" svg:x="2.4039in" svg:y="1.0445in" draw:caption-point-x="-0.165in" draw:caption-point-y="0.122in">
              <dc:date>2017-05-22T00:00:00</dc:date>
              <text:p text:style-name="P1"><text:span text:style-name="T1">bu tutulum değil, komplikasyon o nedenle radyolojide perforasyon işaretlendiğinde, bunu otomatik olarak komplikasyon tablosuna ekleyceğiz.</text:span></text:p>
            </office:annotation>
            <text:p>Perforasyon</text:p>
          </table:table-cell>
          <table:table-cell table:number-columns-repeated="7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office:value-type="string">
            <text:p>Anal Fissür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Form (select one) [Derin, Yüzeyel]</text:p>
          </table:table-cell>
          <table:table-cell table:number-columns-repeated="1011"/>
        </table:table-row>
        <table:table-row table:style-name="ro4">
          <table:table-cell table:style-name="ce29" office:value-type="string">
            <text:p>Perianal Apse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Çap (float, 1) cm; 12 saat diliminden hangisinde olduğu kaydedilecek, eğer konumu bilinmiyorsa tam ortaya da bırakılabilecek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Bunlar var/yok şeklinde, belli bir yeri yok</text:p>
          </table:table-cell>
          <table:table-cell table:number-columns-repeated="1023"/>
        </table:table-row>
        <table:table-row table:style-name="ro4">
          <table:table-cell table:style-name="ce29" office:value-type="string">
            <office:annotation draw:style-name="gr7" draw:text-style-name="P1" svg:width="1.3071in" svg:height="2.0311in" svg:x="2.4039in" svg:y="0.1945in" draw:caption-point-x="-0.165in" draw:caption-point-y="1.9406in">
              <dc:date>2017-05-22T00:00:00</dc:date>
              <text:p text:style-name="P1"><text:span text:style-name="T1">Microsoft Office User:</text:span></text:p>
              <text:p text:style-name="P1"><text:span text:style-name="T2">Komplikasyon</text:span></text:p>
            </office:annotation>
            <text:p>Toksik Megakolon</text:p>
          </table:table-cell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4"/>
          <table:table-cell office:value-type="string">
            <text:p>En Geniş Transvers Kolon Çapı (int) cm</text:p>
          </table:table-cell>
          <table:table-cell table:number-columns-repeated="1011"/>
        </table:table-row>
        <table:table-row table:style-name="ro4">
          <table:table-cell table:style-name="ce29" office:value-type="string">
            <text:p>Kısa Bağırsak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5"/>
          <table:table-cell office:value-type="string">
            <text:p>Kalan Anatomik Bağırsak Uzunluğu (int) cm; Rezeke Edilen Bağırsak Uzunluğu (int) cm</text:p>
          </table:table-cell>
          <table:table-cell table:number-columns-repeated="1011"/>
        </table:table-row>
        <table:table-row table:style-name="ro4">
          <table:table-cell table:style-name="ce27" office:value-type="string">
            <text:p>Kısmi anal darlık / fibroz</text:p>
          </table:table-cell>
          <table:table-cell table:style-name="ce26" table:number-columns-repeated="7"/>
          <table:table-cell table:number-columns-repeated="2" table:style-name="ce26" office:value-type="string">
            <text:p>x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>
          <table:table-cell table:style-name="ce27" office:value-type="string">
            <text:p>Tam anal darlık / fibroz</text:p>
          </table:table-cell>
          <table:table-cell table:style-name="ce26" table:number-columns-repeated="7"/>
          <table:table-cell table:number-columns-repeated="2" table:style-name="ce26" office:value-type="string">
            <text:p>x</text:p>
          </table:table-cell>
          <table:table-cell table:style-name="ce26" table:number-columns-repeated="2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>
          <table:table-cell office:value-type="string">
            <text:p>GI Traktüs Dışı Kitle</text:p>
          </table:table-cell>
          <table:table-cell table:number-columns-repeated="5" office:value-type="string">
            <text:p>x</text:p>
          </table:table-cell>
          <table:table-cell table:number-columns-repeated="6"/>
          <table:table-cell office:value-type="string">
            <text:p>Çap (float, 1) cm; Lokasyon (multiselect) [Perivisseral {Perihepatik, Perisplenik, Periçekal, Retroçekal, Perirektal, Perianal, Peripankreatik, Retropankreatik, Retroperitoneal, Retrovajinal, Presakral}, Visseral {Karaciğer, Dalak, Pankreas, Sağ Böbrek, Sol Böbrek}]; Karaciğer seçerse Segment (multiselect) [1, 2, 3, 4, 5, 6, 7]; Pankreas seçerse Segment (multiselect) [Baş, Korpus, Kuyruk]; Sağ veya Sol Böbrek seçilirse Segment (multiselect] [Üst, Orta, Alt]</text:p>
          </table:table-cell>
          <table:table-cell table:number-columns-repeated="1011"/>
        </table:table-row>
        <table:table-row table:style-name="ro4">
          <table:table-cell office:value-type="string">
            <text:p>PSK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office:value-type="string">
            <text:p>PBS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-</text:p>
          </table:table-cell>
          <table:table-cell table:number-columns-repeated="1011"/>
        </table:table-row>
        <table:table-row table:style-name="ro4">
          <table:table-cell table:style-name="ce26" office:value-type="string">
            <text:p>Safra Kese Taşı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2" table:style-name="ce26" office:value-type="string">
            <text:p>x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/>
          <table:table-cell table:style-name="ce26" office:value-type="string">
            <text:p>Duvar Kalınlığı (int) mm;</text:p>
          </table:table-cell>
          <table:table-cell table:style-name="ce26" table:number-columns-repeated="1011"/>
        </table:table-row>
        <table:table-row table:style-name="ro4">
          <table:table-cell table:style-name="ce26" office:value-type="string">
            <text:p>Safra Kesesinde Çamur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2" table:style-name="ce26" office:value-type="string">
            <text:p>x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/>
          <table:table-cell table:style-name="ce26" office:value-type="string">
            <text:p>Duvar Kalınlığı (int) mm;</text:p>
          </table:table-cell>
          <table:table-cell table:style-name="ce26" table:number-columns-repeated="1011"/>
        </table:table-row>
        <table:table-row table:style-name="ro4">
          <table:table-cell table:style-name="ce26" office:value-type="string">
            <text:p>AP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2" table:style-name="ce26" office:value-type="string">
            <text:p>x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>
          <table:table-cell table:style-name="ce26" office:value-type="string">
            <text:p>KP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2" table:style-name="ce26" office:value-type="string">
            <text:p>x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>
          <table:table-cell table:style-name="ce26" office:value-type="string">
            <text:p>Safra Yolu Taşı</text:p>
          </table:table-cell>
          <table:table-cell table:style-name="ce26" office:value-type="string">
            <text:p>x</text:p>
          </table:table-cell>
          <table:table-cell table:style-name="ce26"/>
          <table:table-cell table:number-columns-repeated="2" table:style-name="ce26" office:value-type="string">
            <text:p>x</text:p>
          </table:table-cell>
          <table:table-cell table:style-name="ce26" table:number-columns-repeated="4"/>
          <table:table-cell table:number-columns-repeated="2" table:style-name="ce26" office:value-type="string">
            <text:p>x</text:p>
          </table:table-cell>
          <table:table-cell table:style-name="ce26"/>
          <table:table-cell table:style-name="ce26" office:value-type="string">
            <text:p>-</text:p>
          </table:table-cell>
          <table:table-cell table:style-name="ce26" table:number-columns-repeated="1011"/>
        </table:table-row>
        <table:table-row table:style-name="ro4">
          <table:table-cell table:style-name="ce29" office:value-type="string">
            <text:p>Subkutan Apse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Çap (float, 1) cm; Lokasyon (multiselect) [Sağ Hipokondriak, Epigastrik, Sol Hipokondriak, Sağ Lomber, Umbilikal, Sol Lomber, Sağ İliak, Hipogastrik, Sol İliak]</text:p>
          </table:table-cell>
          <table:table-cell table:number-columns-repeated="1011"/>
        </table:table-row>
        <table:table-row table:style-name="ro4">
          <table:table-cell table:style-name="ce29" office:value-type="string">
            <text:p>İntraabdominal Apse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Çap (float, 1) cm; Lokasyon (multiselect) [Perivisseral {Perihepatik, Perisplenik, Periçekal, Retroçekal, Perirektal, Perianal, Peripankreatik, Retropankreatik, Retroperitoneal, Retrovajinal, Presakral}, Visseral {Karaciğer, Dalak, Pankreas, Sağ Böbrek, Sol Böbrek}]; Karaciğer seçerse Segment (multiselect) [1, 2, 3, 4, 5, 6, 7]; Pankreas seçerse Segment (multiselect) [Baş, Korpus, Kuyruk]; Sağ veya Sol Böbrek seçilirse Segment (multiselect] [Üst, Orta, Alt]</text:p>
          </table:table-cell>
          <table:table-cell table:number-columns-repeated="1011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zik Muayene" table:style-name="ta3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table:style-name="ce1" office:value-type="string">
            <text:p>İkonlar</text:p>
          </table:table-cell>
          <table:table-cell table:style-name="ce1" office:value-type="string">
            <text:p>Ön</text:p>
          </table:table-cell>
          <table:table-cell table:style-name="ce1" office:value-type="string">
            <text:p>Arka</text:p>
          </table:table-cell>
          <table:table-cell table:style-name="ce1" office:value-type="string">
            <text:p>İskelet</text:p>
          </table:table-cell>
          <table:table-cell table:style-name="ce1" office:value-type="string">
            <text:p>Baş/Boyun</text:p>
          </table:table-cell>
          <table:table-cell table:style-name="ce1" office:value-type="string">
            <text:p>Perianal</text:p>
          </table:table-cell>
          <table:table-cell table:style-name="ce1" office:value-type="string">
            <text:p>Ek Field'lar</text:p>
          </table:table-cell>
          <table:table-cell table:number-columns-repeated="1017"/>
        </table:table-row>
        <table:table-row table:style-name="ro10">
          <table:table-cell table:style-name="ce26" office:value-type="string">
            <text:p>Ostomi</text:p>
          </table:table-cell>
          <table:table-cell table:style-name="ce26" office:value-type="string">
            <text:p>x</text:p>
          </table:table-cell>
          <table:table-cell table:style-name="ce26" table:number-columns-repeated="4"/>
          <table:table-cell table:style-name="ce26" office:value-type="string">
            <text:p>Tip (multiselect) [İleostomi, Kolostomi]</text:p>
          </table:table-cell>
          <table:table-cell table:style-name="ce26" table:number-columns-repeated="1017"/>
        </table:table-row>
        <table:table-row table:style-name="ro10">
          <table:table-cell table:style-name="ce27" office:value-type="string">
            <text:p>Fistül</text:p>
          </table:table-cell>
          <table:table-cell table:style-name="ce26" office:value-type="string">
            <text:p>x</text:p>
          </table:table-cell>
          <table:table-cell table:style-name="ce26" table:number-columns-repeated="4"/>
          <table:table-cell table:style-name="ce26" office:value-type="string">
            <text:p>Adet (integer); Adet için tooltip: "Aynı segmentte birden fazla fistül var ise sayı girebilirsiniz."</text:p>
          </table:table-cell>
          <table:table-cell table:style-name="ce26" table:number-columns-repeated="1017"/>
        </table:table-row>
        <table:table-row table:style-name="ro10">
          <table:table-cell table:style-name="ce27" office:value-type="string">
            <text:p>Kapanmış Fistül</text:p>
          </table:table-cell>
          <table:table-cell table:style-name="ce26" office:value-type="string">
            <text:p>x</text:p>
          </table:table-cell>
          <table:table-cell table:style-name="ce26" table:number-columns-repeated="4"/>
          <table:table-cell table:style-name="ce26" office:value-type="string">
            <text:p>Adet (integer); Adet için tooltip: "Aynı segmentte birden fazla fistül var ise sayı girebilirsiniz."</text:p>
          </table:table-cell>
          <table:table-cell table:style-name="ce26" table:number-columns-repeated="1017"/>
        </table:table-row>
        <table:table-row table:style-name="ro11">
          <table:table-cell table:style-name="ce27" office:value-type="string">
            <text:p>Perianal Fistül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30" office:value-type="string">
            <text:p>Kompleks (checkbox); Seton (checkbox); </text:p>
          </table:table-cell>
          <table:table-cell table:style-name="ce26" table:number-columns-repeated="1017"/>
        </table:table-row>
        <table:table-row table:style-name="ro10">
          <table:table-cell table:style-name="ce27" office:value-type="string">
            <text:p>Kapanmış Perianal Fistül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office:value-type="string">
            <text:p>-</text:p>
          </table:table-cell>
          <table:table-cell table:style-name="ce26" table:number-columns-repeated="1017"/>
        </table:table-row>
        <table:table-row table:style-name="ro10">
          <table:table-cell table:style-name="ce26" office:value-type="string">
            <text:p>Anal Fissür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office:value-type="string">
            <text:p>Form (select one) [Derin, Yüzeyel]; 12 saat diliminden hangisinde olduğu kaydedilecek, eğer konumu bilinmiyorsa tam ortaya da bırakılabilecek</text:p>
          </table:table-cell>
          <table:table-cell table:style-name="ce26" table:number-columns-repeated="1017"/>
        </table:table-row>
        <table:table-row table:style-name="ro1">
          <table:table-cell office:value-type="string">
            <text:p>Artri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Artralji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Eritema Nodosum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Piyoderma Gangrenozum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Döküntü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Kırı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Skar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29" office:value-type="string">
            <text:p>Perianal Apse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Çap (float, 1) cm; 12 saat diliminden hangisinde olduğu kaydedilecek, eğer konumu bilinmiyorsa tam ortaya da bırakılabilecek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Cilt Ülseri/Lezyonu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Büyüklük (integer) cm;</text:p>
          </table:table-cell>
          <table:table-cell table:number-columns-repeated="1017"/>
        </table:table-row>
        <table:table-row table:style-name="ro4">
          <table:table-cell office:value-type="string">
            <text:p>DV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Ödem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LAP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Boyut (integer) cm;</text:p>
          </table:table-cell>
          <table:table-cell table:number-columns-repeated="1017"/>
        </table:table-row>
        <table:table-row table:style-name="ro1">
          <table:table-cell office:value-type="string">
            <text:p>Perianal Ülse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>
            <text:p>Yeri Sabit Olanlar (bunları var/yok mantığında yapabiliriz)</text:p>
          </table:table-cell>
          <table:table-cell table:number-columns-repeated="1023"/>
        </table:table-row>
        <table:table-row table:style-name="ro1">
          <table:table-cell office:value-type="string">
            <text:p>Hepatomegali</text:p>
          </table:table-cell>
          <table:table-cell office:value-type="string">
            <office:annotation draw:style-name="gr8" draw:text-style-name="P2" svg:width="1.3673in" svg:height="0.7677in" svg:x="3.1567in" svg:y="4.4244in" draw:caption-point-x="-0.0421in" draw:caption-point-y="0.2831in">
              <dc:date>2017-05-22T00:00:00</dc:date>
              <text:p text:style-name="P2"><text:span text:style-name="T2">Karaciğer</text:span></text:p>
              <text:p text:style-name="P2"><text:span text:style-name="T2"/></text:p>
            </office:annotation>
            <text:p>x</text:p>
          </table:table-cell>
          <table:table-cell table:number-columns-repeated="4"/>
          <table:table-cell office:value-type="string">
            <text:p>Boyut (integer) cm;</text:p>
          </table:table-cell>
          <table:table-cell table:number-columns-repeated="1017"/>
        </table:table-row>
        <table:table-row table:style-name="ro1">
          <table:table-cell office:value-type="string">
            <text:p>Splenomegali</text:p>
          </table:table-cell>
          <table:table-cell office:value-type="string">
            <office:annotation draw:style-name="gr8" draw:text-style-name="P1" svg:width="1.3673in" svg:height="0.7677in" svg:x="3.1567in" svg:y="4.626in" draw:caption-point-x="-0.0421in" draw:caption-point-y="0.2827in">
              <dc:date>2017-05-22T00:00:00</dc:date>
              <text:p text:style-name="P1"><text:span text:style-name="T1">Karaciğer</text:span></text:p>
            </office:annotation>
            <text:p>x</text:p>
          </table:table-cell>
          <table:table-cell table:number-columns-repeated="4"/>
          <table:table-cell office:value-type="string">
            <text:p>Boyut (integer) cm;</text:p>
          </table:table-cell>
          <table:table-cell table:number-columns-repeated="1017"/>
        </table:table-row>
        <table:table-row table:style-name="ro1">
          <table:table-cell office:value-type="string">
            <text:p>Asit</text:p>
          </table:table-cell>
          <table:table-cell office:value-type="string">
            <office:annotation draw:style-name="gr9" draw:text-style-name="P1" svg:width="1.3673in" svg:height="0.7673in" svg:x="3.1567in" svg:y="4.8272in" draw:caption-point-x="-0.0421in" draw:caption-point-y="0.2827in">
              <dc:date>2017-05-22T00:00:00</dc:date>
              <text:p text:style-name="P1"><text:span text:style-name="T1">Karın</text:span></text:p>
            </office:annotation>
            <text:p>x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Sakroilei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Ankilozan Spondili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Oral Aft/Ülser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Adet (integer); Büyüklük (multiselect) [Aftöz, 0.5 - 1 cm, &gt;1 cm]</text:p>
          </table:table-cell>
          <table:table-cell table:number-columns-repeated="1017"/>
        </table:table-row>
        <table:table-row table:style-name="ro1">
          <table:table-cell office:value-type="string">
            <text:p>Maserasyon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Boyut (integer) cm;</text:p>
          </table:table-cell>
          <table:table-cell table:number-columns-repeated="1017"/>
        </table:table-row>
        <table:table-row table:style-name="ro1">
          <table:table-cell office:value-type="string">
            <text:p>Tromboze Hemoroid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Eski Hemoroid (Skin Tag)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office:annotation draw:style-name="gr10" draw:text-style-name="P1" svg:width="4.261in" svg:height="1.1677in" svg:x="4.5327in" svg:y="6.2366in" draw:caption-point-x="-1.7409in" draw:caption-point-y="0.2827in">
              <dc:date>2017-05-22T00:00:00</dc:date>
              <text:p text:style-name="P1"><text:span text:style-name="T1">Microsoft Office User:</text:span></text:p>
              <text:p text:style-name="P1"><text:span text:style-name="T2">Yine var/yok bilgisini tutacağız bir de sonuç: <text:s/></text:span></text:p>
              <text:p text:style-name="P1"><text:span text:style-name="T2">- Ağrıdan yapılamadı</text:span></text:p>
              <text:p text:style-name="P1"><text:span text:style-name="T2">- Normal elastisite, yapılabildi</text:span></text:p>
              <text:p text:style-name="P1"><text:span text:style-name="T2">- Hafif fibroz, yapılabildi</text:span></text:p>
              <text:p text:style-name="P1"><text:span text:style-name="T2">- Kısmi fibroz, zorlanarak yapılabildi</text:span></text:p>
              <text:p text:style-name="P1"><text:span text:style-name="T2">- Tam fibroz, yapılamadı</text:span></text:p>
            </office:annotation>
            <text:p>Dijital Muayene</text:p>
          </table:table-cell>
          <table:table-cell table:number-columns-repeated="4"/>
          <table:table-cell office:value-type="string">
            <text:p>x</text:p>
          </table:table-cell>
          <table:table-cell table:style-name="ce34" office:value-type="string">
            <text:p>Bunlar netleşecek</text:p>
          </table:table-cell>
          <table:table-cell table:number-columns-repeated="1017"/>
        </table:table-row>
        <table:table-row table:style-name="ro1">
          <table:table-cell office:value-type="string">
            <text:p>Nörolojik Bulgu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 table:style-name="ce33" office:value-type="string">
            <text:p>Kısmi anal darlık / fibroz</text:p>
          </table:table-cell>
          <table:table-cell table:number-columns-repeated="4"/>
          <table:table-cell office:value-type="string">
            <text:p>x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ce33" office:value-type="string">
            <text:p>Tam anal darlık / fibroz</text:p>
          </table:table-cell>
          <table:table-cell table:number-columns-repeated="4"/>
          <table:table-cell office:value-type="string">
            <text:p>x</text:p>
          </table:table-cell>
          <table:table-cell table:style-name="ce34"/>
          <table:table-cell table:number-columns-repeated="1017"/>
        </table:table-row>
        <table:table-row table:style-name="ro1">
          <table:table-cell office:value-type="string">
            <text:p>Guatr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style-name="ce34"/>
          <table:table-cell table:number-columns-repeated="1017"/>
        </table:table-row>
        <table:table-row table:style-name="ro1">
          <table:table-cell table:style-name="ce29" office:value-type="string">
            <office:annotation draw:style-name="gr8" draw:text-style-name="P1" svg:width="1.6173in" svg:height="0.7677in" svg:x="4.5327in" svg:y="7.2433in" draw:caption-point-x="-1.7409in" draw:caption-point-y="0.2827in">
              <dc:date>2017-05-22T00:00:00</dc:date>
              <text:p text:style-name="P1"><text:span text:style-name="T1">Microsoft Office User:</text:span></text:p>
              <text:p text:style-name="P1"><text:span text:style-name="T2">Bu iki kırmızı da komplikasyon</text:span></text:p>
            </office:annotation>
            <text:p>Subkutan Aps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Çap (float, 1) cm; Lokasyon (multiselect) [Sağ Hipokondriak, Epigastrik, Sol Hipokondriak, Sağ Lomber, Umbilikal, Sol Lomber, Sağ İliak, Hipogastrik, Sol İliak]</text:p>
          </table:table-cell>
          <table:table-cell table:number-columns-repeated="1017"/>
        </table:table-row>
        <table:table-row table:style-name="ro4">
          <table:table-cell office:value-type="string">
            <text:p>Rebound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>
            <text:p>Defans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office:value-type="string">
            <text:p>Perianal Fistül için de basit, kompleks bilgisine ihtiyaç var - ilk perianal fistül tutulup görsele bırakıldığında, basit mi kompleks mi soracağız. Ancak ikincisi de sürüklenirse, birincisine ne girilmiş olursa olsun, her ikisinin de durumunu komplekse çevireceğiz "Uyarı: Birden fazla perianal fistül işaretlediğiniz için otomatik olarak kompleks olarak işeretlenecektir."</text:p>
          </table:table-cell>
          <table:table-cell table:number-columns-repeated="1023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tkik - Segment Eşleşmesi" table:style-name="ta4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" table:number-columns-repeated="5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" table:number-columns-repeated="4" table:default-cell-style-name="Excel_20_Built-in_20_Normal"/>
        <table:table-column table:style-name="co9" table:default-cell-style-name="Excel_20_Built-in_20_Normal"/>
        <table:table-column table:style-name="co2" table:number-columns-repeated="1008" table:default-cell-style-name="Excel_20_Built-in_20_Normal"/>
        <table:table-row table:style-name="ro1">
          <table:table-cell table:style-name="ce35"/>
          <table:table-cell table:style-name="ce36" office:value-type="string">
            <text:p>Gastroskopi</text:p>
          </table:table-cell>
          <table:table-cell table:style-name="ce36" office:value-type="string">
            <text:p>Kolonoskopi</text:p>
          </table:table-cell>
          <table:table-cell table:style-name="ce36" office:value-type="string">
            <text:p>D-Balon</text:p>
          </table:table-cell>
          <table:table-cell table:style-name="ce36" office:value-type="string">
            <text:p>Kapsül</text:p>
          </table:table-cell>
          <table:table-cell table:style-name="ce36" office:value-type="string">
            <text:p>ERCP</text:p>
          </table:table-cell>
          <table:table-cell table:style-name="ce37" office:value-type="string">
            <text:p>Batın US</text:p>
          </table:table-cell>
          <table:table-cell table:style-name="ce37" office:value-type="string">
            <text:p>Enteroklizis</text:p>
          </table:table-cell>
          <table:table-cell table:style-name="ce37" office:value-type="string">
            <text:p>Batın/Pelvis BT</text:p>
          </table:table-cell>
          <table:table-cell table:style-name="ce37" office:value-type="string">
            <text:p>Batın/Pelvis MR</text:p>
          </table:table-cell>
          <table:table-cell table:style-name="ce37" office:value-type="string">
            <text:p>MR Enterografi</text:p>
          </table:table-cell>
          <table:table-cell table:style-name="ce37" office:value-type="string">
            <text:p>MR Enteroklizis</text:p>
          </table:table-cell>
          <table:table-cell table:style-name="ce37" office:value-type="string">
            <text:p>Çift Kontrast Kolon Grafi</text:p>
          </table:table-cell>
          <table:table-cell table:style-name="ce37" office:value-type="string">
            <text:p>Perianal MR</text:p>
          </table:table-cell>
          <table:table-cell table:style-name="ce37" office:value-type="string">
            <text:p>Perianal US</text:p>
          </table:table-cell>
          <table:table-cell table:style-name="ce37" office:value-type="string">
            <text:p>MRCP</text:p>
          </table:table-cell>
          <table:table-cell table:style-name="ce37" office:value-type="string">
            <text:p>Özefagus/Mide/Duedonum Grafisi</text:p>
          </table:table-cell>
          <table:table-cell table:number-columns-repeated="1007"/>
        </table:table-row>
        <table:table-row table:style-name="ro1">
          <table:table-cell table:style-name="ce35" office:value-type="string">
            <office:annotation draw:style-name="gr9" draw:text-style-name="P1" svg:width="2.5205in" svg:height="0.7673in" svg:x="1.8102in" svg:y="0.0764in" draw:caption-point-x="1.9343in" draw:caption-point-y="0.1291in">
              <dc:date>2017-05-22T00:00:00</dc:date>
              <text:p text:style-name="P1"><text:span text:style-name="T1">Microsoft Office User:</text:span></text:p>
              <text:p text:style-name="P1"><text:span text:style-name="T2">12 dilime bölünecek - saat 1 yönü vb.</text:span></text:p>
            </office:annotation>
            <text:p>Perianal Bölge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3"/>
          <table:table-cell table:number-columns-repeated="2" table:style-name="ce35" office:value-type="string">
            <text:p>x</text:p>
          </table:table-cell>
          <table:table-cell table:style-name="ce35" table:number-columns-repeated="1009"/>
        </table:table-row>
        <table:table-row table:style-name="ro1">
          <table:table-cell table:style-name="ce35" office:value-type="string">
            <office:annotation draw:style-name="gr8" draw:text-style-name="P1" svg:width="2.5205in" svg:height="0.7677in" svg:x="1.8102in" svg:y="0.2697in" draw:caption-point-x="1.9343in" draw:caption-point-y="0.137in">
              <dc:date>2017-05-22T00:00:00</dc:date>
              <text:p text:style-name="P1"><text:span text:style-name="T1">Microsoft Office User:</text:span></text:p>
              <text:p text:style-name="P1"><text:span text:style-name="T2">12 dilime bölünecek - saat 1 yönü vb.</text:span></text:p>
            </office:annotation>
            <text:p>Anal Kanal Eksternal Orifis</text:p>
          </table:table-cell>
          <table:table-cell/>
          <table:table-cell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35" office:value-type="string">
            <text:p>Anal Kanal Koronal Kesit</text:p>
          </table:table-cell>
          <table:table-cell/>
          <table:table-cell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35" office:value-type="string">
            <text:p>Horizontal Anal Kanal Kesiti</text:p>
          </table:table-cell>
          <table:table-cell table:number-columns-repeated="2"/>
          <table:table-cell table:style-name="ce35" table:number-columns-repeated="2"/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35" office:value-type="string">
            <office:annotation draw:style-name="gr11" draw:text-style-name="P1" svg:width="3.6087in" svg:height="1.0067in" svg:x="1.8102in" svg:y="0.8508in" draw:caption-point-x="1.9343in" draw:caption-point-y="0.1598in">
              <dc:date>2017-05-22T00:00:00</dc:date>
              <text:p text:style-name="P1"><text:span text:style-name="T1">Microsoft Office User:</text:span></text:p>
              <text:p text:style-name="P1"><text:span text:style-name="T2">rektumun girişindeki bölge ppt 22. slide'a bak</text:span></text:p>
              <text:p text:style-name="P1"><text:span text:style-name="T2"/></text:p>
              <text:p text:style-name="P1"><text:span text:style-name="T2">burada sadece tutulum işaretlenecek, sadece renkelndirme</text:span></text:p>
            </office:annotation>
            <text:p>Anal Kanal</text:p>
          </table:table-cell>
          <table:table-cell/>
          <table:table-cell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35" office:value-type="string">
            <text:p>Rektum</text:p>
          </table:table-cell>
          <table:table-cell/>
          <table:table-cell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35" office:value-type="string">
            <text:p>Proksimal Transvers Kolon - Distal Sigmoid Kolon</text:p>
          </table:table-cell>
          <table:table-cell/>
          <table:table-cell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35" office:value-type="string">
            <text:p>Çekum - Hepatik Fleksura</text:p>
          </table:table-cell>
          <table:table-cell table:number-columns-repeated="2"/>
          <table:table-cell table:style-name="ce35" table:number-columns-repeated="2"/>
          <table:table-cell/>
          <table:table-cell table:number-columns-repeated="7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35" office:value-type="string">
            <text:p>Terminal İleum</text:p>
          </table:table-cell>
          <table:table-cell/>
          <table:table-cell office:value-type="string">
            <text:p>x</text:p>
          </table:table-cell>
          <table:table-cell table:number-columns-repeated="2" table:style-name="ce35" office:value-type="string">
            <text:p>x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35" office:value-type="string">
            <text:p>Distal İleum</text:p>
          </table:table-cell>
          <table:table-cell table:number-columns-repeated="2"/>
          <table:table-cell table:number-columns-repeated="2" table:style-name="ce35" office:value-type="string">
            <text:p>x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35" office:value-type="string">
            <text:p>Proksimal İleum</text:p>
          </table:table-cell>
          <table:table-cell table:number-columns-repeated="2"/>
          <table:table-cell table:number-columns-repeated="2" table:style-name="ce35" office:value-type="string">
            <text:p>x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Distal Jejunum</text:p>
          </table:table-cell>
          <table:table-cell table:number-columns-repeated="2"/>
          <table:table-cell table:number-columns-repeated="2" table:style-name="ce35" office:value-type="string">
            <text:p>x</text:p>
          </table:table-cell>
          <table:table-cell/>
          <table:table-cell table:number-columns-repeated="7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string">
            <text:p>Proksimal Jejunum</text:p>
          </table:table-cell>
          <table:table-cell table:number-columns-repeated="2"/>
          <table:table-cell table:number-columns-repeated="2" table:style-name="ce35" office:value-type="string">
            <text:p>x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>
            <text:p>Duedonum</text:p>
          </table:table-cell>
          <table:table-cell office:value-type="string">
            <text:p>x</text:p>
          </table:table-cell>
          <table:table-cell/>
          <table:table-cell table:number-columns-repeated="2" table:style-name="ce35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>
            <text:p>Mide</text:p>
          </table:table-cell>
          <table:table-cell office:value-type="string">
            <text:p>x</text:p>
          </table:table-cell>
          <table:table-cell/>
          <table:table-cell table:number-columns-repeated="2" table:style-name="ce35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>
            <text:p>Özefagus</text:p>
          </table:table-cell>
          <table:table-cell office:value-type="string">
            <text:p>x</text:p>
          </table:table-cell>
          <table:table-cell/>
          <table:table-cell table:number-columns-repeated="2" table:style-name="ce35" office:value-type="string">
            <text:p>x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>
            <text:p>Baş</text:p>
          </table:table-cell>
          <table:table-cell office:value-type="string">
            <text:p>x</text:p>
          </table:table-cell>
          <table:table-cell/>
          <table:table-cell table:number-columns-repeated="2" table:style-name="ce35"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Karaciğer &amp; Pankrea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6/09/2017</text:date>, <text:time>10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doskopi" style:display-name="PageStyle_Endosko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yoloji" style:display-name="PageStyle_Radyoloj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zik_20_Muayene" style:display-name="PageStyle_Fizik Muaye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tkik_20_-_20_Segment_20_Eşleşmesi" style:display-name="PageStyle_Tetkik - Segment Eşleşmes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0:48:02</dc:date>
    <meta:generator>OpenOffice/4.1.2$Unix OpenOffice.org_project/412m3$Build-9782</meta:generator>
    <meta:editing-duration>PT2H8M5S</meta:editing-duration>
    <meta:editing-cycles>9</meta:editing-cycles>
    <meta:document-statistic meta:table-count="4" meta:cell-count="751" meta:object-count="0"/>
  </office:meta>
</office:document-meta>
</file>